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3.0693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0.939in"/>
    </style:style>
    <style:style style:name="co7" style:family="table-column">
      <style:table-column-properties fo:break-before="auto" style:column-width="1.9661in"/>
    </style:style>
    <style:style style:name="co8" style:family="table-column">
      <style:table-column-properties fo:break-before="auto" style:column-width="0.9173in"/>
    </style:style>
    <style:style style:name="co9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1.1028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2.5701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Arial" style:font-name-asian="ＭＳ Ｐゴシック" style:font-name-complex="Mangal"/>
    </style:style>
    <style:style style:name="ce5" style:family="table-cell" style:parent-style-name="Default" style:data-style-name="N118">
      <style:table-cell-properties style:text-align-source="fix" style:repeat-content="false" fo:wrap-option="wrap"/>
      <style:paragraph-properties fo:text-align="center" fo:margin-left="0in"/>
    </style:style>
    <style:style style:name="T1" style:family="text">
      <style:text-properties style:font-name="Arial" style:font-name-asian="ＭＳ Ｐゴシック" style:font-name-complex="Mangal"/>
    </style:style>
    <style:style style:name="T2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10" table:number-columns-repeated="1015" table:default-cell-style-name="ce1"/>
        <table:table-row table:style-name="ro2">
          <table:table-cell office:value-type="string" table:number-columns-spanned="14" table:number-rows-spanned="1">
            <text:p>TEST PLAN :) - Customize fields of reports to be generated according to organization's requirements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office:value-type="string">
            <text:p>No.</text:p>
          </table:table-cell>
          <table:table-cell office:value-type="string">
            <text:p>Description</text:p>
          </table:table-cell>
          <table:table-cell office:value-type="string">
            <text:p>Steps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Remarks</text:p>
          </table:table-cell>
          <table:table-cell office:value-type="string">
            <text:p>Created By</text:p>
          </table:table-cell>
          <table:table-cell office:value-type="string">
            <text:p>Tested By</text:p>
          </table:table-cell>
          <table:table-cell office:value-type="string">
            <text:p>Test Date</text:p>
          </table:table-cell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isplay all fields for selection</text:p>
          </table:table-cell>
          <table:table-cell table:style-name="ce3" office:value-type="string">
            <text:p>1. Click Generate Report button in the asset panel</text:p>
          </table:table-cell>
          <table:table-cell office:value-type="string">
            <text:p>1. Must contain the following fields</text:p>
            <text:p>- Asset Tag</text:p>
            <text:p>- Location</text:p>
            <text:p>- Receiver</text:p>
            <text:p>- Type</text:p>
            <text:p>- Quantity</text:p>
          </table:table-cell>
          <table:table-cell office:value-type="string">
            <text:p>OK</text:p>
          </table:table-cell>
          <table:table-cell/>
          <table:table-cell office:value-type="string">
            <text:p>Glenn</text:p>
          </table:table-cell>
          <table:table-cell office:value-type="string">
            <text:p>Ray</text:p>
          </table:table-cell>
          <table:table-cell table:style-name="ce5" office:value-type="date" office:date-value="2018-05-04">
            <text:p>5月4日</text:p>
          </table:table-cell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5">
          <table:table-cell office:value-type="float" office:value="2">
            <text:p>2</text:p>
          </table:table-cell>
          <table:table-cell table:style-name="ce2" office:value-type="string">
            <text:p>select a field</text:p>
          </table:table-cell>
          <table:table-cell table:style-name="ce4" office:value-type="string">
            <text:p><text:span text:style-name="T1">1. Click Generate Report button in the </text:span><text:span text:style-name="T1">asset panel</text:span></text:p>
            <text:p><text:span text:style-name="T1">2. Click a field to select</text:span></text:p>
          </table:table-cell>
          <table:table-cell table:style-name="Default" office:value-type="string">
            <text:p>1. The selected field should be highlighted</text:p>
          </table:table-cell>
          <table:table-cell office:value-type="string">
            <text:p>OK</text:p>
          </table:table-cell>
          <table:table-cell/>
          <table:table-cell office:value-type="string">
            <text:p>Glenn</text:p>
          </table:table-cell>
          <table:table-cell office:value-type="string">
            <text:p>Ray</text:p>
          </table:table-cell>
          <table:table-cell table:style-name="ce5" office:value-type="date" office:date-value="2018-05-04">
            <text:p>5月4日</text:p>
          </table:table-cell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select all fields</text:p>
          </table:table-cell>
          <table:table-cell table:style-name="ce4" office:value-type="string">
            <text:p><text:span text:style-name="T1">1. Click Generate Report button in the </text:span><text:span text:style-name="T1">asset panel</text:span></text:p>
            <text:p><text:span text:style-name="T1">2. Select all field while holding Ctrl key</text:span></text:p>
          </table:table-cell>
          <table:table-cell office:value-type="string">
            <text:p>1. All fields should be highlighted</text:p>
          </table:table-cell>
          <table:table-cell office:value-type="string">
            <text:p>OK</text:p>
          </table:table-cell>
          <table:table-cell/>
          <table:table-cell office:value-type="string">
            <text:p>Glenn</text:p>
          </table:table-cell>
          <table:table-cell table:number-columns-repeated="2" office:value-type="string">
            <text:p>Ray</text:p>
          </table:table-cell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select specific fields</text:p>
          </table:table-cell>
          <table:table-cell table:style-name="ce4" office:value-type="string">
            <text:p><text:span text:style-name="T1">1. Click Generate Report button in the </text:span><text:span text:style-name="T1">asset panel</text:span></text:p>
            <text:p><text:span text:style-name="T1">2. Select two fields while holding Ctrl key</text:span></text:p>
          </table:table-cell>
          <table:table-cell office:value-type="string">
            <text:p>1. <text:span text:style-name="T2">Two fields should be highlighted</text:span></text:p>
          </table:table-cell>
          <table:table-cell office:value-type="string">
            <text:p>OK</text:p>
          </table:table-cell>
          <table:table-cell/>
          <table:table-cell office:value-type="string">
            <text:p>Glenn</text:p>
          </table:table-cell>
          <table:table-cell table:number-columns-repeated="2" office:value-type="string">
            <text:p>Ray</text:p>
          </table:table-cell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3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5" table:number-rows-repeated="40">
          <table:table-cell table:number-columns-repeated="2"/>
          <table:table-cell table:style-name="ce3"/>
          <table:table-cell table:number-columns-repeated="1021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date-style style:name="N118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5/04/2018</text:date>, <text:time>14:5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in Glenn Flamiano</meta:initial-creator>
    <meta:creation-date>2018-01-16T10:25:44.84</meta:creation-date>
    <dc:date>2018-05-04T14:50:53.16</dc:date>
    <meta:editing-duration>PT10M30S</meta:editing-duration>
    <meta:editing-cycles>5</meta:editing-cycles>
    <meta:generator>OpenOffice/4.1.0$Win32 OpenOffice.org_project/410m18$Build-9764</meta:generator>
    <meta:document-statistic meta:table-count="3" meta:cell-count="42" meta:object-count="0"/>
  </office:meta>
</office:document-meta>
</file>